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08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6pt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text-underline-style="solid" style:text-underline-width="auto" style:text-underline-color="font-color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36pt"/>
    </style:style>
    <style:style style:name="P5" style:family="paragraph">
      <loext:graphic-properties draw:fill="none" draw:fill-color="#ffffff"/>
      <style:paragraph-properties fo:text-align="center"/>
      <style:text-properties style:font-name="Segoe UI" fo:font-size="36pt" style:text-underline-style="none" style:font-size-asian="36pt" style:font-size-complex="36pt"/>
    </style:style>
    <style:style style:name="P6" style:family="paragraph">
      <style:paragraph-properties fo:text-align="start"/>
      <style:text-properties fo:font-size="36pt"/>
    </style:style>
    <style:style style:name="T1" style:family="text">
      <style:text-properties style:font-name="Segoe UI Semibold" fo:font-size="28pt" fo:font-style="normal" fo:text-shadow="none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style:font-name="Segoe U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style:font-name="Segoe U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style:font-name="Segoe UI Semibold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78cm" svg:y="0.509cm">
          <draw:text-box>
            <text:p text:style-name="P1"><text:span text:style-name="T1">HYMN 765</text:span></text:p>
            <text:p text:style-name="P1"><text:span text:style-name="T2">“</text:span><text:span text:style-name="T2">God Moves in a Mysterious Way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3" draw:text-style-name="P5" draw:layer="layout" svg:width="24.384cm" svg:height="7.011cm" svg:x="1.847cm" svg:y="0.463cm">
          <draw:text-box>
            <text:p text:style-name="P4"><text:span text:style-name="T3">1. </text:span><text:span text:style-name="T4">God moves in a mysterious way</text:span></text:p>
            <text:p text:style-name="P4"><text:span text:style-name="T4">His wonders to perform;</text:span></text:p>
            <text:p text:style-name="P4"><text:span text:style-name="T4">He plants His footsteps in the sea</text:span></text:p>
            <text:p text:style-name="P4"><text:span text:style-name="T4">And rides upon the stor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draw:frame draw:style-name="gr3" draw:text-style-name="P5" draw:layer="layout" svg:width="24.384cm" svg:height="7.011cm" svg:x="1.778cm" svg:y="0.578cm">
          <draw:text-box>
            <text:p text:style-name="P4"><text:span text:style-name="T3">2. </text:span><text:span text:style-name="T4">Judge not the Lord by feeble sense,</text:span></text:p>
            <text:p text:style-name="P4"><text:span text:style-name="T4">But trust Him for His grace;</text:span></text:p>
            <text:p text:style-name="P4"><text:span text:style-name="T4">Behind a frowning providence</text:span></text:p>
            <text:p text:style-name="P4"><text:span text:style-name="T4">Faith sees a smiling f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0">
        <draw:frame draw:style-name="gr3" draw:text-style-name="P5" draw:layer="layout" svg:width="24.384cm" svg:height="7.011cm" svg:x="1.778cm" svg:y="0.762cm">
          <draw:text-box>
            <text:p text:style-name="P4"><text:span text:style-name="T3">3. </text:span><text:span text:style-name="T4">His purposes will ripen fast,</text:span></text:p>
            <text:p text:style-name="P4"><text:span text:style-name="T4">Unfolding every hour;</text:span></text:p>
            <text:p text:style-name="P4"><text:span text:style-name="T4">The bud may have a bitter taste,</text:span></text:p>
            <text:p text:style-name="P4"><text:span text:style-name="T4">But sweet will be the flow’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0">
        <draw:frame draw:style-name="gr3" draw:text-style-name="P5" draw:layer="layout" svg:width="24.384cm" svg:height="7.011cm" svg:x="1.778cm" svg:y="0.762cm">
          <draw:text-box>
            <text:p text:style-name="P4"><text:span text:style-name="T3">4. </text:span><text:span text:style-name="T4">Blind unbelief is sure to err</text:span></text:p>
            <text:p text:style-name="P4"><text:span text:style-name="T4">And scan His work in vain;</text:span></text:p>
            <text:p text:style-name="P4"><text:span text:style-name="T4">God is His own interpreter,</text:span></text:p>
            <text:p text:style-name="P4"><text:span text:style-name="T4">And He will make it pla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0">
        <draw:frame draw:style-name="gr4" draw:text-style-name="P5" draw:layer="layout" svg:width="24.384cm" svg:height="12.461cm" svg:x="1.778cm" svg:y="0.532cm">
          <draw:text-box>
            <text:p text:style-name="P4"><text:span text:style-name="T3">5. </text:span><text:span text:style-name="T4">You fearful saints, fresh courage take;</text:span></text:p>
            <text:p text:style-name="P4"><text:span text:style-name="T4">The clouds you so much dread</text:span></text:p>
            <text:p text:style-name="P4"><text:span text:style-name="T4">Are big with mercy and will break</text:span></text:p>
            <text:p text:style-name="P4"><text:span text:style-name="T4">In blessings on your head.</text:span></text:p>
            <text:p text:style-name="P4"><text:span text:style-name="T4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><text:s text:c="10"/></text:span><text:span text:style-name="T5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5T11:16:41.944000000</meta:creation-date>
    <dc:title>1030 worship</dc:title>
    <meta:editing-duration>PT6M26S</meta:editing-duration>
    <meta:editing-cycles>8</meta:editing-cycles>
    <meta:generator>LibreOffice/6.1.5.2$Windows_X86_64 LibreOffice_project/90f8dcf33c87b3705e78202e3df5142b201bd805</meta:generator>
    <dc:date>2019-04-29T21:38:41.462000000</dc:date>
    <meta:document-statistic meta:object-count="39"/>
  </office:meta>
</office:document-meta>
</file>